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OpReader.processStream( InputStream inputStream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ImageOpReader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mageOpReader.configureEffects( Configuration con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mageOpReader.write( BufferedImage ima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ImageOpReader.service( ServiceManager m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ageOpReader.applyEffectsStack( BufferedImage image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">
            <text:p text:style-name="Table_20_Contents">2</text:p>
          </table:table-cell>
          <table:table-cell office:value-type="float" office:value="58">
            <text:p text:style-name="Table_20_Contents">58</text:p>
          </table:table-cell>
        </table:table-row>
        <table:table-row>
          <table:table-cell office:value-type="string">
            <text:p text:style-name="Table_20_Contents">ImageOpReader.setupEffectsStack( Parameters params , SourceResolver resolv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mageOpReader.setup( SourceResolver resolver , Map objectModel , String src , Parameters pa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mageOpReader.getKe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ImageOpReader.configure( Configuration configur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